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f879" officeooo:paragraph-rsid="001bf879"/>
    </style:style>
    <style:style style:name="P2" style:family="paragraph" style:parent-style-name="Standard">
      <style:text-properties officeooo:rsid="001bf879" officeooo:paragraph-rsid="001c5cb5"/>
    </style:style>
    <style:style style:name="P3" style:family="paragraph" style:parent-style-name="Standard">
      <style:text-properties officeooo:rsid="001c5cb5" officeooo:paragraph-rsid="001c5cb5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erif1"/>
    </style:style>
    <style:style style:name="T3" style:family="text">
      <style:text-properties style:text-position="super 58%" officeooo:rsid="001c5cb5"/>
    </style:style>
    <style:style style:name="T4" style:family="text">
      <style:text-properties style:text-position="0% 100%"/>
    </style:style>
    <style:style style:name="T5" style:family="text">
      <style:text-properties style:text-position="0% 100%" style:font-name="Liberation Serif1"/>
    </style:style>
    <style:style style:name="T6" style:family="text">
      <style:text-properties style:text-position="0% 100%" style:font-name="Liberation Serif"/>
    </style:style>
    <style:style style:name="T7" style:family="text">
      <style:text-properties style:font-name="Liberation Serif"/>
    </style:style>
    <style:style style:name="T8" style:family="text">
      <style:text-properties style:font-name="Liberation Serif1"/>
    </style:style>
    <style:style style:name="T9" style:family="text">
      <style:text-properties officeooo:rsid="001c5c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y’ - 6y = 3e<text:span text:style-name="T1">2t</text:span></text:p>
      <text:p text:style-name="P1">y(1) = 0</text:p>
      <text:p text:style-name="P1"/>
      <text:p text:style-name="P1">D’après le théorème yht = <text:span text:style-name="T7">ƛ</text:span><text:span text:style-name="T8">e</text:span><text:span text:style-name="T2">-b/a*t</text:span><text:span text:style-name="T5"> avec </text:span><text:span text:style-name="T6">ƛ</text:span><text:span text:style-name="T5"> appartient à R</text:span></text:p>
      <text:p text:style-name="P1"><text:span text:style-name="T5"><text:tab/><text:tab/><text:tab/> <text:s text:c="3"/>= </text:span><text:span text:style-name="T6">ƛ</text:span><text:span text:style-name="T5">e</text:span><text:span text:style-name="T2">t/2 <text:s/></text:span><text:span text:style-name="T5">avec </text:span><text:span text:style-name="T6">ƛ</text:span><text:span text:style-name="T5"> appartient à R</text:span></text:p>
      <text:p text:style-name="P1"/>
      <text:p text:style-name="P1">c(t) est exponentielle donc yp = <text:span text:style-name="T4">ke</text:span><text:span text:style-name="T1">2t</text:span></text:p>
      <text:p text:style-name="P1"><text:tab/><text:tab/><text:tab/><text:tab/>y’p = <text:span text:style-name="T9">k * e</text:span><text:span text:style-name="T3">2t</text:span></text:p>
      <text:p text:style-name="P2">3y’ - 6y = 3e<text:span text:style-name="T1">2t</text:span></text:p>
      <text:p text:style-name="P3">3 * - <text:s/></text:p>
      <text:p text:style-name="P3"/>
      <text:p text:style-name="P3">par identification, 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3T12:36:02.880982125</meta:creation-date>
    <dc:date>2025-03-13T12:59:21.297192229</dc:date>
    <meta:editing-duration>PT23M19S</meta:editing-duration>
    <meta:editing-cycles>2</meta:editing-cycles>
    <meta:generator>LibreOffice/24.2.5.2$Linux_X86_64 LibreOffice_project/420$Build-2</meta:generator>
    <meta:document-statistic meta:table-count="0" meta:image-count="0" meta:object-count="0" meta:page-count="1" meta:paragraph-count="9" meta:word-count="48" meta:character-count="212" meta:non-whitespace-character-count="158"/>
  </office:meta>
</office:document-meta>
</file>